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74ac" officeooo:paragraph-rsid="001174ac"/>
    </style:style>
    <style:style style:name="P2" style:family="paragraph" style:parent-style-name="Standard" style:list-style-name="L1">
      <style:text-properties officeooo:rsid="001174ac" officeooo:paragraph-rsid="001174ac"/>
    </style:style>
    <style:style style:name="P3" style:family="paragraph" style:parent-style-name="Standard" style:list-style-name="L2">
      <style:text-properties officeooo:rsid="001174ac" officeooo:paragraph-rsid="001174ac"/>
    </style:style>
    <style:style style:name="P4" style:family="paragraph" style:parent-style-name="Standard" style:list-style-name="L2">
      <style:text-properties officeooo:paragraph-rsid="001174ac"/>
    </style:style>
    <style:style style:name="T1" style:family="text">
      <style:text-properties officeooo:rsid="001174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tical date</text:p>
      <text:list xml:id="list1005253772962017117" text:style-name="L2">
        <text:list-item>
          <text:p text:style-name="P4"><text:span text:style-name="T1">reference no</text:span></text:p>
        </text:list-item>
        <text:list-item>
          <text:p text:style-name="P3">boarding date</text:p>
        </text:list-item>
        <text:list-item>
          <text:p text:style-name="P3">Arrival time</text:p>
        </text:list-item>
        <text:list-item>
          <text:p text:style-name="P3">baggage weight </text:p>
        </text:list-item>
      </text:list>
      <text:p text:style-name="P1"><text:tab/></text:p>
      <text:p text:style-name="P1"/>
      <text:p text:style-name="P1">Sensitive data</text:p>
      <text:list xml:id="list1192473733864364972" text:style-name="L1">
        <text:list-item>
          <text:p text:style-name="P2">Address</text:p>
        </text:list-item>
        <text:list-item>
          <text:p text:style-name="P2">ph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5:46:50.888054624</meta:creation-date>
    <dc:date>2015-05-13T16:04:22.351304549</dc:date>
    <meta:editing-duration>PT2M21S</meta:editing-duration>
    <meta:editing-cycles>1</meta:editing-cycles>
    <meta:document-statistic meta:table-count="0" meta:image-count="0" meta:object-count="0" meta:page-count="1" meta:paragraph-count="9" meta:word-count="20" meta:character-count="104" meta:non-whitespace-character-count="96"/>
    <meta:generator>LibreOffice/4.2.8.2$Linux_X86_64 LibreOffice_project/420m0$Build-2</meta:generator>
  </office:meta>
</office:document-meta>
</file>